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492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3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cm" fo:padding-top="0.265cm" fo:padding-bottom="0.265cm" fo:padding-left="0.443cm" fo:padding-right="0.443cm" fo:wrap-option="wrap" draw:shadow="hidden" draw:shadow-color="#808080"/>
    </style:style>
    <style:style style:name="gr4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57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37cm" fo:padding-top="0.265cm" fo:padding-bottom="0.265cm" fo:padding-left="0.443cm" fo:padding-right="0.443cm" fo:wrap-option="wrap" draw:shadow="hidden" draw:shadow-color="#808080"/>
    </style:style>
    <style:style style:name="gr6" style:family="graphic" style:parent-style-name="standard" style:list-style-name="L3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462cm" fo:padding-top="0.265cm" fo:padding-bottom="0.265cm" fo:padding-left="0.443cm" fo:padding-right="0.443cm" fo:wrap-option="wrap" draw:shadow="hidden" draw:shadow-color="#808080"/>
    </style:style>
    <style:style style:name="gr7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2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263cm" fo:padding-top="0.265cm" fo:padding-bottom="0.265cm" fo:padding-left="0.443cm" fo:padding-right="0.443cm" fo:wrap-option="wrap" draw:shadow="hidden" draw:shadow-color="#808080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.22cm" fo:margin-bottom="0cm" fo:line-height="100%" fo:text-align="center" fo:text-indent="0cm"/>
    </style:style>
    <style:style style:name="P6" style:family="paragraph">
      <style:paragraph-properties fo:margin-left="0cm" fo:margin-right="0cm" fo:margin-top="0.2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242cm" fo:margin-bottom="0cm" fo:line-height="100%" fo:text-align="center" fo:text-indent="0cm" style:writing-mode="lr-tb"/>
      <style:text-properties style:use-window-font-color="true" fo:font-size="18pt" style:font-size-asian="18pt" style:font-size-complex="18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2" style:family="text">
      <style:text-properties style:use-window-font-color="true"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5.204cm" svg:height="1.234cm" svg:x="10.8cm" svg:y="12cm">
          <text:p text:style-name="P1"><text:span text:style-name="T1">ObjectInterface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3.402cm" svg:y1="12cm" svg:x2="10.9cm" svg:y2="10.3cm" draw:start-shape="id1" draw:start-glue-point="0" draw:end-shape="id2" draw:end-glue-point="2" svg:d="m13402 12000v-850h-2502v-850">
          <text:p/>
        </draw:connector>
        <draw:custom-shape draw:style-name="gr3" draw:text-style-name="P4" draw:id="id3" draw:layer="layout" svg:width="2.7cm" svg:height="1.234cm" svg:x="12.3cm" svg:y="6.2cm">
          <text:p text:style-name="P1"><text:span text:style-name="T1">Body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id="id4" draw:layer="layout" svg:width="3.907cm" svg:height="1.234cm" svg:x="14.5cm" svg:y="3.4cm">
          <text:p text:style-name="P5"><text:span text:style-name="T1">RigidBody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3.65cm" svg:y1="6.2cm" svg:x2="16.453cm" svg:y2="4.634cm" draw:start-shape="id3" draw:start-glue-point="0" draw:end-shape="id4" draw:end-glue-point="2" svg:d="m13650 6200v-783h2803v-783">
          <text:p/>
        </draw:connector>
        <draw:custom-shape draw:style-name="gr5" draw:text-style-name="P6" draw:id="id5" draw:layer="layout" svg:width="4.91cm" svg:height="1.234cm" svg:x="8.5cm" svg:y="3.4cm">
          <text:p text:style-name="P5"><text:span text:style-name="T1">FlexibleBody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3.65cm" svg:y1="6.2cm" svg:x2="10.955cm" svg:y2="4.634cm" draw:start-shape="id3" draw:start-glue-point="0" draw:end-shape="id5" draw:end-glue-point="2" svg:d="m13650 6200v-783h-2695v-783">
          <text:p/>
        </draw:connector>
        <draw:custom-shape draw:style-name="gr6" draw:text-style-name="P7" draw:id="id6" draw:layer="layout" svg:width="5.9cm" svg:height="1.234cm" svg:x="5.2cm" svg:y="6.2cm">
          <text:p text:style-name="P1"><text:span text:style-name="T2">HydraulicObject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10.9cm" svg:y1="9.007cm" svg:x2="13.65cm" svg:y2="7.434cm" draw:start-shape="id2" draw:start-glue-point="0" draw:end-shape="id3" draw:end-glue-point="2" svg:d="m10900 9007v-786h2750v-787">
          <text:p/>
        </draw:connector>
        <draw:connector draw:style-name="gr2" draw:text-style-name="P3" draw:layer="layout" svg:x1="10.9cm" svg:y1="9.007cm" svg:x2="8.15cm" svg:y2="7.434cm" draw:start-shape="id2" draw:start-glue-point="0" draw:end-shape="id6" draw:end-glue-point="2" svg:d="m10900 9007v-786h-2750v-787">
          <text:p/>
        </draw:connector>
        <draw:custom-shape draw:style-name="gr7" draw:text-style-name="P4" draw:id="id7" draw:layer="layout" svg:width="3.6cm" svg:height="1.293cm" svg:x="6.5cm" svg:y="12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id="id2" draw:layer="layout" svg:width="3cm" svg:height="1.234cm" svg:x="9.4cm" svg:y="9.007cm">
          <text:p text:style-name="P1"><text:span text:style-name="T1">Object</text:span></text:p>
          <draw:enhanced-geometry svg:viewBox="0 0 21600 21600" draw:type="mso-spt202" draw:enhanced-path="M 0 0 L 21600 0 21600 21600 0 21600 0 0 Z N"/>
        </draw:custom-shape>
        <draw:connector draw:style-name="gr2" draw:text-style-name="P3" draw:layer="layout" svg:x1="8.3cm" svg:y1="12cm" svg:x2="10.9cm" svg:y2="10.3cm" draw:start-shape="id7" draw:start-glue-point="0" draw:end-shape="id2" draw:end-glue-point="2" svg:d="m8300 12000v-850h2600v-85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6:31:07</meta:creation-date>
    <meta:editing-duration>PT00H55M20S</meta:editing-duration>
    <meta:editing-cycles>9</meta:editing-cycles>
    <dc:date>2010-03-02T13:39:17</dc:date>
    <meta:generator>OpenOffice.org/3.1$Unix OpenOffice.org_project/310m21$Build-9319</meta:generator>
    <dc:creator>Thorsten Schindler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